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Mangal"/>
    </style:style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4"/>
          <table:table-cell office:value-type="string">
            <text:p>total</text:p>
          </table:table-cell>
          <table:table-cell table:formula="of:=COUNTA([.E7:.E42])" office:value-type="float" office:value="36">
            <text:p>36</text:p>
          </table:table-cell>
          <table:table-cell table:number-columns-repeated="2"/>
          <table:table-cell table:formula="of:=COUNTA([.H7:.H42])" office:value-type="float" office:value="36">
            <text:p>36</text:p>
          </table:table-cell>
          <table:table-cell table:number-columns-repeated="2"/>
          <table:table-cell office:value-type="string">
            <text:p>total</text:p>
          </table:table-cell>
          <table:table-cell table:formula="of:=COUNTA([.L7:.L42])" office:value-type="float" office:value="36">
            <text:p>36</text:p>
          </table:table-cell>
          <table:table-cell table:number-columns-repeated="2"/>
          <table:table-cell table:formula="of:=COUNTA([.O7:.O42])" office:value-type="float" office:value="36">
            <text:p>3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0&gt;=</text:p>
          </table:table-cell>
          <table:table-cell table:formula="of:=COUNTIF([.F7:.F42];1)" office:value-type="float" office:value="20">
            <text:p>20</text:p>
          </table:table-cell>
          <table:table-cell table:style-name="ce2" table:formula="of:=[.F4]/[.$F$3]" office:value-type="percentage" office:value="0.555555555555556">
            <text:p>55.6%</text:p>
          </table:table-cell>
          <table:table-cell/>
          <table:table-cell table:formula="of:=COUNTIF([.I7:.I42];1)" office:value-type="float" office:value="11">
            <text:p>11</text:p>
          </table:table-cell>
          <table:table-cell table:style-name="ce2" table:formula="of:=[.I4]/[.$I$3]" office:value-type="percentage" office:value="0.305555555555556">
            <text:p>30.6%</text:p>
          </table:table-cell>
          <table:table-cell/>
          <table:table-cell office:value-type="string">
            <text:p>0&gt;=</text:p>
          </table:table-cell>
          <table:table-cell table:formula="of:=COUNTIF([.M7:.M42];1)" office:value-type="float" office:value="20">
            <text:p>20</text:p>
          </table:table-cell>
          <table:table-cell table:style-name="ce2" table:formula="of:=[.M4]/[.$F$3]" office:value-type="percentage" office:value="0.555555555555556">
            <text:p>55.6%</text:p>
          </table:table-cell>
          <table:table-cell/>
          <table:table-cell table:formula="of:=COUNTIF([.P7:.P42];1)" office:value-type="float" office:value="11">
            <text:p>11</text:p>
          </table:table-cell>
          <table:table-cell table:style-name="ce2" table:formula="of:=[.P4]/[.$I$3]" office:value-type="percentage" office:value="0.305555555555556">
            <text:p>30.6%</text:p>
          </table:table-cell>
        </table:table-row>
        <table:table-row table:style-name="ro1">
          <table:table-cell table:number-columns-repeated="4"/>
          <table:table-cell office:value-type="string">
            <text:p>0&lt;</text:p>
          </table:table-cell>
          <table:table-cell table:style-name="ce1" table:formula="of:=COUNTIF([.F7:.F42];0)" office:value-type="float" office:value="16">
            <text:p>16</text:p>
          </table:table-cell>
          <table:table-cell table:style-name="ce2" table:formula="of:=[.F5]/[.$F$3]" office:value-type="percentage" office:value="0.444444444444444">
            <text:p>44.4%</text:p>
          </table:table-cell>
          <table:table-cell/>
          <table:table-cell table:style-name="ce1" table:formula="of:=COUNTIF([.I7:.I42];0)" office:value-type="float" office:value="25">
            <text:p>25</text:p>
          </table:table-cell>
          <table:table-cell table:style-name="ce2" table:formula="of:=[.I5]/[.$I$3]" office:value-type="percentage" office:value="0.694444444444444">
            <text:p>69.4%</text:p>
          </table:table-cell>
          <table:table-cell/>
          <table:table-cell office:value-type="string">
            <text:p>0&lt;</text:p>
          </table:table-cell>
          <table:table-cell table:style-name="ce1" table:formula="of:=COUNTIF([.M7:.M42];0)" office:value-type="float" office:value="16">
            <text:p>16</text:p>
          </table:table-cell>
          <table:table-cell table:style-name="ce2" table:formula="of:=[.M5]/[.$F$3]" office:value-type="percentage" office:value="0.444444444444444">
            <text:p>44.4%</text:p>
          </table:table-cell>
          <table:table-cell/>
          <table:table-cell table:style-name="ce1" table:formula="of:=COUNTIF([.P7:.P42];0)" office:value-type="float" office:value="25">
            <text:p>25</text:p>
          </table:table-cell>
          <table:table-cell table:style-name="ce2" table:formula="of:=[.P5]/[.$I$3]" office:value-type="percentage" office:value="0.694444444444444">
            <text:p>69.4%</text:p>
          </table:table-cell>
        </table:table-row>
        <table:table-row table:style-name="ro2">
          <table:table-cell table:number-columns-repeated="10"/>
          <table:table-cell office:value-type="string">
            <text:p>id</text:p>
          </table:table-cell>
          <table:table-cell office:value-type="string">
            <text:p>weight</text:p>
          </table:table-cell>
          <table:table-cell table:number-columns-repeated="2"/>
          <table:table-cell office:value-type="string">
            <text:p>volu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.10389253">
            <text:p>-2.10389253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2.10389253">
            <text:p>-2.10389253</text:p>
          </table:table-cell>
          <table:table-cell table:formula="of:=IF([.E7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7]&gt;=0;1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.90050772">
            <text:p>1.90050772</text:p>
          </table:table-cell>
          <table:table-cell table:formula="of:=IF([.L7]&gt;=0;1;0)" office:value-type="float" office:value="1">
            <text:p>1</text:p>
          </table:table-cell>
          <table:table-cell/>
          <table:table-cell office:value-type="float" office:value="2.31762392">
            <text:p>2.31762392</text:p>
          </table:table-cell>
          <table:table-cell table:formula="of:=IF([.O7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55407235">
            <text:p>-0.55407235</text:p>
          </table:table-cell>
          <table:table-cell office:value-type="float" office:value="-1.07190106">
            <text:p>-1.07190106</text:p>
          </table:table-cell>
          <table:table-cell/>
          <table:table-cell office:value-type="float" office:value="-0.55407235">
            <text:p>-0.55407235</text:p>
          </table:table-cell>
          <table:table-cell table:formula="of:=IF([.E8]&gt;=0;1;0)" office:value-type="float" office:value="0">
            <text:p>0</text:p>
          </table:table-cell>
          <table:table-cell/>
          <table:table-cell office:value-type="float" office:value="-1.07190106">
            <text:p>-1.07190106</text:p>
          </table:table-cell>
          <table:table-cell table:formula="of:=IF([.H8]&gt;=0;1;0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.81254495">
            <text:p>1.81254495</text:p>
          </table:table-cell>
          <table:table-cell table:formula="of:=IF([.L8]&gt;=0;1;0)" office:value-type="float" office:value="1">
            <text:p>1</text:p>
          </table:table-cell>
          <table:table-cell/>
          <table:table-cell office:value-type="float" office:value="1.53542584">
            <text:p>1.53542584</text:p>
          </table:table-cell>
          <table:table-cell table:formula="of:=IF([.O8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52166278">
            <text:p>-1.52166278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1.52166278">
            <text:p>-1.52166278</text:p>
          </table:table-cell>
          <table:table-cell table:formula="of:=IF([.E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9]&gt;=0;1;0)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.72877089">
            <text:p>1.72877089</text:p>
          </table:table-cell>
          <table:table-cell table:formula="of:=IF([.L9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O9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78973979">
            <text:p>-1.78973979</text:p>
          </table:table-cell>
          <table:table-cell office:value-type="float" office:value="-1.85409913">
            <text:p>-1.85409913</text:p>
          </table:table-cell>
          <table:table-cell/>
          <table:table-cell office:value-type="float" office:value="-1.78973979">
            <text:p>-1.78973979</text:p>
          </table:table-cell>
          <table:table-cell table:formula="of:=IF([.E10]&gt;=0;1;0)" office:value-type="float" office:value="0">
            <text:p>0</text:p>
          </table:table-cell>
          <table:table-cell/>
          <table:table-cell office:value-type="float" office:value="-1.85409913">
            <text:p>-1.85409913</text:p>
          </table:table-cell>
          <table:table-cell table:formula="of:=IF([.H10]&gt;=0;1;0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.30990057">
            <text:p>1.30990057</text:p>
          </table:table-cell>
          <table:table-cell table:formula="of:=IF([.L10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O10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63784641">
            <text:p>-0.63784641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-0.63784641">
            <text:p>-0.63784641</text:p>
          </table:table-cell>
          <table:table-cell table:formula="of:=IF([.E11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H11]&gt;=0;1;0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.2219378">
            <text:p>1.2219378</text:p>
          </table:table-cell>
          <table:table-cell table:formula="of:=IF([.L11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1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52166278">
            <text:p>-1.52166278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1.52166278">
            <text:p>-1.52166278</text:p>
          </table:table-cell>
          <table:table-cell table:formula="of:=IF([.E12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12]&gt;=0;1;0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96642691">
            <text:p>0.96642691</text:p>
          </table:table-cell>
          <table:table-cell table:formula="of:=IF([.L12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2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76769621">
            <text:p>-0.76769621</text:p>
          </table:table-cell>
          <table:table-cell office:value-type="float" office:value="-0.55043568">
            <text:p>-0.55043568</text:p>
          </table:table-cell>
          <table:table-cell/>
          <table:table-cell office:value-type="float" office:value="-0.76769621">
            <text:p>-0.76769621</text:p>
          </table:table-cell>
          <table:table-cell table:formula="of:=IF([.E13]&gt;=0;1;0)" office:value-type="float" office:value="0">
            <text:p>0</text:p>
          </table:table-cell>
          <table:table-cell/>
          <table:table-cell office:value-type="float" office:value="-0.55043568">
            <text:p>-0.55043568</text:p>
          </table:table-cell>
          <table:table-cell table:formula="of:=IF([.H13]&gt;=0;1;0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.8281997">
            <text:p>0.8281997</text:p>
          </table:table-cell>
          <table:table-cell table:formula="of:=IF([.L13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3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0.3046118">
            <text:p>0.3046118</text:p>
          </table:table-cell>
          <table:table-cell table:formula="of:=IF([.E14]&gt;=0;1;0)" office:value-type="float" office:value="1">
            <text:p>1</text:p>
          </table:table-cell>
          <table:table-cell/>
          <table:table-cell office:value-type="float" office:value="-0.28970299">
            <text:p>-0.28970299</text:p>
          </table:table-cell>
          <table:table-cell table:formula="of:=IF([.H14]&gt;=0;1;0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72348212">
            <text:p>0.72348212</text:p>
          </table:table-cell>
          <table:table-cell table:formula="of:=IF([.L14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4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7551301">
            <text:p>-0.7551301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-0.7551301">
            <text:p>-0.7551301</text:p>
          </table:table-cell>
          <table:table-cell table:formula="of:=IF([.E15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H15]&gt;=0;1;0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.5685001">
            <text:p>0.5685001</text:p>
          </table:table-cell>
          <table:table-cell table:formula="of:=IF([.L15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5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59595938">
            <text:p>-0.595959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59595938">
            <text:p>-0.59595938</text:p>
          </table:table-cell>
          <table:table-cell table:formula="of:=IF([.E16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16]&gt;=0;1;0)" office:value-type="float" office:value="0">
            <text:p>0</text:p>
          </table:table-cell>
          <table:table-cell/>
          <table:table-cell office:value-type="float" office:value="10">
            <text:p>10</text:p>
            <draw:frame table:end-cell-address="Sheet1.R35" table:end-x="1.91cm" table:end-y="0.428cm" draw:z-index="0" draw:style-name="gr1" draw:text-style-name="P1" svg:width="15.999cm" svg:height="8.999cm" svg:x="1.718cm" svg:y="0.009cm">
              <draw:object draw:notify-on-update-of-ranges="Sheet1.K6:Sheet1.K6 Sheet1.K7:Sheet1.K42 Sheet1.L6:Sheet1.L6 Sheet1.L7:Sheet1.L42 Sheet1.O6:Sheet1.O6 Sheet1.O7:Sheet1.O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51404696">
            <text:p>0.51404696</text:p>
          </table:table-cell>
          <table:table-cell table:formula="of:=IF([.L1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6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30803892">
            <text:p>-1.30803892</text:p>
          </table:table-cell>
          <table:table-cell office:value-type="float" office:value="-1.33263375">
            <text:p>-1.33263375</text:p>
          </table:table-cell>
          <table:table-cell/>
          <table:table-cell office:value-type="float" office:value="-1.30803892">
            <text:p>-1.30803892</text:p>
          </table:table-cell>
          <table:table-cell table:formula="of:=IF([.E17]&gt;=0;1;0)" office:value-type="float" office:value="0">
            <text:p>0</text:p>
          </table:table-cell>
          <table:table-cell/>
          <table:table-cell office:value-type="float" office:value="-1.33263375">
            <text:p>-1.33263375</text:p>
          </table:table-cell>
          <table:table-cell table:formula="of:=IF([.H17]&gt;=0;1;0)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.51404696">
            <text:p>0.51404696</text:p>
          </table:table-cell>
          <table:table-cell table:formula="of:=IF([.L17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7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26615189">
            <text:p>-1.26615189</text:p>
          </table:table-cell>
          <table:table-cell office:value-type="float" office:value="-0.81116837">
            <text:p>-0.81116837</text:p>
          </table:table-cell>
          <table:table-cell/>
          <table:table-cell office:value-type="float" office:value="-1.26615189">
            <text:p>-1.26615189</text:p>
          </table:table-cell>
          <table:table-cell table:formula="of:=IF([.E18]&gt;=0;1;0)" office:value-type="float" office:value="0">
            <text:p>0</text:p>
          </table:table-cell>
          <table:table-cell/>
          <table:table-cell office:value-type="float" office:value="-0.81116837">
            <text:p>-0.81116837</text:p>
          </table:table-cell>
          <table:table-cell table:formula="of:=IF([.H18]&gt;=0;1;0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47215993">
            <text:p>0.47215993</text:p>
          </table:table-cell>
          <table:table-cell table:formula="of:=IF([.L18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1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7551301">
            <text:p>-0.7551301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0.7551301">
            <text:p>-0.7551301</text:p>
          </table:table-cell>
          <table:table-cell table:formula="of:=IF([.E1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19]&gt;=0;1;0)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4302729">
            <text:p>0.4302729</text:p>
          </table:table-cell>
          <table:table-cell table:formula="of:=IF([.L19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1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16871166">
            <text:p>-0.16871166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16871166">
            <text:p>-0.16871166</text:p>
          </table:table-cell>
          <table:table-cell table:formula="of:=IF([.E20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20]&gt;=0;1;0)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.40932938">
            <text:p>0.40932938</text:p>
          </table:table-cell>
          <table:table-cell table:formula="of:=IF([.L2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4125238">
            <text:p>0.141252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14125238">
            <text:p>0.14125238</text:p>
          </table:table-cell>
          <table:table-cell table:formula="of:=IF([.E2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1]&gt;=0;1;0)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.3046118">
            <text:p>0.3046118</text:p>
          </table:table-cell>
          <table:table-cell table:formula="of:=IF([.L2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5800719">
            <text:p>0.15800719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15800719">
            <text:p>0.15800719</text:p>
          </table:table-cell>
          <table:table-cell table:formula="of:=IF([.E22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2]&gt;=0;1;0)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3046118">
            <text:p>0.3046118</text:p>
          </table:table-cell>
          <table:table-cell table:formula="of:=IF([.L22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2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3046118">
            <text:p>0.3046118</text:p>
          </table:table-cell>
          <table:table-cell table:formula="of:=IF([.E23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3]&gt;=0;1;0)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.3046118">
            <text:p>0.3046118</text:p>
          </table:table-cell>
          <table:table-cell table:formula="of:=IF([.L23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3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05142797">
            <text:p>-0.05142797</text:p>
          </table:table-cell>
          <table:table-cell office:value-type="float" office:value="1.53542584">
            <text:p>1.53542584</text:p>
          </table:table-cell>
          <table:table-cell/>
          <table:table-cell office:value-type="float" office:value="-0.05142797">
            <text:p>-0.05142797</text:p>
          </table:table-cell>
          <table:table-cell table:formula="of:=IF([.E24]&gt;=0;1;0)" office:value-type="float" office:value="0">
            <text:p>0</text:p>
          </table:table-cell>
          <table:table-cell/>
          <table:table-cell office:value-type="float" office:value="1.53542584">
            <text:p>1.53542584</text:p>
          </table:table-cell>
          <table:table-cell table:formula="of:=IF([.H24]&gt;=0;1;0)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0.15800719">
            <text:p>0.15800719</text:p>
          </table:table-cell>
          <table:table-cell table:formula="of:=IF([.L24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4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72580918">
            <text:p>-0.7258091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72580918">
            <text:p>-0.72580918</text:p>
          </table:table-cell>
          <table:table-cell table:formula="of:=IF([.E25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25]&gt;=0;1;0)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14962979">
            <text:p>0.14962979</text:p>
          </table:table-cell>
          <table:table-cell table:formula="of:=IF([.L25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5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4962979">
            <text:p>0.14962979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14962979">
            <text:p>0.14962979</text:p>
          </table:table-cell>
          <table:table-cell table:formula="of:=IF([.E2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26]&gt;=0;1;0)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0.14125238">
            <text:p>0.14125238</text:p>
          </table:table-cell>
          <table:table-cell table:formula="of:=IF([.L26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6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2219378">
            <text:p>1.221937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1.2219378">
            <text:p>1.2219378</text:p>
          </table:table-cell>
          <table:table-cell table:formula="of:=IF([.E27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7]&gt;=0;1;0)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-0.05142797">
            <text:p>-0.05142797</text:p>
          </table:table-cell>
          <table:table-cell table:formula="of:=IF([.L27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7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685001">
            <text:p>0.5685001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5685001">
            <text:p>0.5685001</text:p>
          </table:table-cell>
          <table:table-cell table:formula="of:=IF([.E28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28]&gt;=0;1;0)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-0.16871166">
            <text:p>-0.16871166</text:p>
          </table:table-cell>
          <table:table-cell table:formula="of:=IF([.L28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1.27469315">
            <text:p>1.27469315</text:p>
          </table:table-cell>
          <table:table-cell/>
          <table:table-cell office:value-type="float" office:value="0.3046118">
            <text:p>0.3046118</text:p>
          </table:table-cell>
          <table:table-cell table:formula="of:=IF([.E29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H29]&gt;=0;1;0)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-0.23991961">
            <text:p>-0.23991961</text:p>
          </table:table-cell>
          <table:table-cell table:formula="of:=IF([.L29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1404696">
            <text:p>0.51404696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51404696">
            <text:p>0.51404696</text:p>
          </table:table-cell>
          <table:table-cell table:formula="of:=IF([.E3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30]&gt;=0;1;0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-0.55407235">
            <text:p>-0.55407235</text:p>
          </table:table-cell>
          <table:table-cell table:formula="of:=IF([.L30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1404696">
            <text:p>0.51404696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51404696">
            <text:p>0.51404696</text:p>
          </table:table-cell>
          <table:table-cell table:formula="of:=IF([.E31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1]&gt;=0;1;0)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-0.59595938">
            <text:p>-0.59595938</text:p>
          </table:table-cell>
          <table:table-cell table:formula="of:=IF([.L31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72348212">
            <text:p>0.72348212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0.72348212">
            <text:p>0.72348212</text:p>
          </table:table-cell>
          <table:table-cell table:formula="of:=IF([.E32]&gt;=0;1;0)" office:value-type="float" office:value="1">
            <text:p>1</text:p>
          </table:table-cell>
          <table:table-cell/>
          <table:table-cell office:value-type="float" office:value="-0.28970299">
            <text:p>-0.28970299</text:p>
          </table:table-cell>
          <table:table-cell table:formula="of:=IF([.H32]&gt;=0;1;0)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-0.63784641">
            <text:p>-0.63784641</text:p>
          </table:table-cell>
          <table:table-cell table:formula="of:=IF([.L32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2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8281997">
            <text:p>0.8281997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8281997">
            <text:p>0.8281997</text:p>
          </table:table-cell>
          <table:table-cell table:formula="of:=IF([.E33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3]&gt;=0;1;0)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-0.72580918">
            <text:p>-0.72580918</text:p>
          </table:table-cell>
          <table:table-cell table:formula="of:=IF([.L33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3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81254495">
            <text:p>1.81254495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81254495">
            <text:p>1.81254495</text:p>
          </table:table-cell>
          <table:table-cell table:formula="of:=IF([.E34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4]&gt;=0;1;0)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-0.7551301">
            <text:p>-0.7551301</text:p>
          </table:table-cell>
          <table:table-cell table:formula="of:=IF([.L34]&gt;=0;1;0)" office:value-type="float" office:value="0">
            <text:p>0</text:p>
          </table:table-cell>
          <table:table-cell/>
          <table:table-cell office:value-type="float" office:value="-0.55043568">
            <text:p>-0.55043568</text:p>
          </table:table-cell>
          <table:table-cell table:formula="of:=IF([.O34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96642691">
            <text:p>0.96642691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96642691">
            <text:p>0.96642691</text:p>
          </table:table-cell>
          <table:table-cell table:formula="of:=IF([.E35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35]&gt;=0;1;0)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-0.7551301">
            <text:p>-0.7551301</text:p>
          </table:table-cell>
          <table:table-cell table:formula="of:=IF([.L35]&gt;=0;1;0)" office:value-type="float" office:value="0">
            <text:p>0</text:p>
          </table:table-cell>
          <table:table-cell/>
          <table:table-cell office:value-type="float" office:value="-0.81116837">
            <text:p>-0.81116837</text:p>
          </table:table-cell>
          <table:table-cell table:formula="of:=IF([.O35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72877089">
            <text:p>1.72877089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72877089">
            <text:p>1.72877089</text:p>
          </table:table-cell>
          <table:table-cell table:formula="of:=IF([.E3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6]&gt;=0;1;0)"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-0.76769621">
            <text:p>-0.76769621</text:p>
          </table:table-cell>
          <table:table-cell table:formula="of:=IF([.L36]&gt;=0;1;0)" office:value-type="float" office:value="0">
            <text:p>0</text:p>
          </table:table-cell>
          <table:table-cell/>
          <table:table-cell office:value-type="float" office:value="-1.07190106">
            <text:p>-1.07190106</text:p>
          </table:table-cell>
          <table:table-cell table:formula="of:=IF([.O36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30990057">
            <text:p>1.30990057</text:p>
          </table:table-cell>
          <table:table-cell office:value-type="float" office:value="1.27469315">
            <text:p>1.27469315</text:p>
          </table:table-cell>
          <table:table-cell/>
          <table:table-cell office:value-type="float" office:value="1.30990057">
            <text:p>1.30990057</text:p>
          </table:table-cell>
          <table:table-cell table:formula="of:=IF([.E37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H37]&gt;=0;1;0)"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-1.26615189">
            <text:p>-1.26615189</text:p>
          </table:table-cell>
          <table:table-cell table:formula="of:=IF([.L37]&gt;=0;1;0)" office:value-type="float" office:value="0">
            <text:p>0</text:p>
          </table:table-cell>
          <table:table-cell/>
          <table:table-cell office:value-type="float" office:value="-1.33263375">
            <text:p>-1.33263375</text:p>
          </table:table-cell>
          <table:table-cell table:formula="of:=IF([.O37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90050772">
            <text:p>1.90050772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90050772">
            <text:p>1.90050772</text:p>
          </table:table-cell>
          <table:table-cell table:formula="of:=IF([.E38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8]&gt;=0;1;0)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-1.30803892">
            <text:p>-1.30803892</text:p>
          </table:table-cell>
          <table:table-cell table:formula="of:=IF([.L38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3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23991961">
            <text:p>-0.23991961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23991961">
            <text:p>-0.23991961</text:p>
          </table:table-cell>
          <table:table-cell table:formula="of:=IF([.E39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39]&gt;=0;1;0)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-1.52166278">
            <text:p>-1.52166278</text:p>
          </table:table-cell>
          <table:table-cell table:formula="of:=IF([.L3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3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0932938">
            <text:p>0.409329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40932938">
            <text:p>0.40932938</text:p>
          </table:table-cell>
          <table:table-cell table:formula="of:=IF([.E4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40]&gt;=0;1;0)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-1.52166278">
            <text:p>-1.52166278</text:p>
          </table:table-cell>
          <table:table-cell table:formula="of:=IF([.L40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4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7215993">
            <text:p>0.47215993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47215993">
            <text:p>0.47215993</text:p>
          </table:table-cell>
          <table:table-cell table:formula="of:=IF([.E4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41]&gt;=0;1;0)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-1.78973979">
            <text:p>-1.78973979</text:p>
          </table:table-cell>
          <table:table-cell table:formula="of:=IF([.L41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4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302729">
            <text:p>0.4302729</text:p>
          </table:table-cell>
          <table:table-cell office:value-type="float" office:value="2.31762392">
            <text:p>2.31762392</text:p>
          </table:table-cell>
          <table:table-cell/>
          <table:table-cell office:value-type="float" office:value="0.4302729">
            <text:p>0.4302729</text:p>
          </table:table-cell>
          <table:table-cell table:formula="of:=IF([.E42]&gt;=0;1;0)" office:value-type="float" office:value="1">
            <text:p>1</text:p>
          </table:table-cell>
          <table:table-cell/>
          <table:table-cell office:value-type="float" office:value="2.31762392">
            <text:p>2.31762392</text:p>
          </table:table-cell>
          <table:table-cell table:formula="of:=IF([.H42]&gt;=0;1;0)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-2.10389253">
            <text:p>-2.10389253</text:p>
          </table:table-cell>
          <table:table-cell table:formula="of:=IF([.L42]&gt;=0;1;0)" office:value-type="float" office:value="0">
            <text:p>0</text:p>
          </table:table-cell>
          <table:table-cell/>
          <table:table-cell office:value-type="float" office:value="-1.85409913">
            <text:p>-1.85409913</text:p>
          </table:table-cell>
          <table:table-cell table:formula="of:=IF([.O42]&gt;=0;1;0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O7:Sheet1.O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2021/04/16</text:date>, <text:time>15:1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6T15:06:14.65</meta:creation-date>
    <dc:date>2021-04-16T15:19:07.09</dc:date>
    <dc:creator>iwabuchi ken</dc:creator>
    <meta:editing-duration>PT39S</meta:editing-duration>
    <meta:editing-cycles>1</meta:editing-cycles>
    <meta:document-statistic meta:table-count="3" meta:cell-count="425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26cm" style:legend-expansion="high" chart:style-name="ch2"/>
        <chart:plot-area chart:style-name="ch3" table:cell-range-address="Sheet1.K6:Sheet1.L42 Sheet1.O6:Sheet1.O42" chart:data-source-has-labels="both" svg:x="0.77cm" svg:y="0.855cm" svg:width="12.777cm" svg:height="7.545cm">
          <chartooo:coordinate-region svg:x="1.312cm" svg:y="1.067cm" svg:width="12.217cm" svg:height="7.121cm"/>
          <chart:axis chart:dimension="x" chart:name="primary-x" chart:style-name="ch4" chartooo:axis-type="auto">
            <chartooo:date-scale/>
            <chart:categories table:cell-range-address="Sheet1.K7:Sheet1.K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42" chart:label-cell-address="Sheet1.L6:Sheet1.L6" chart:class="chart:bar">
            <chart:data-point chart:repeated="36"/>
          </chart:series>
          <chart:series chart:style-name="ch8" chart:values-cell-range-address="Sheet1.O7:Sheet1.O42" chart:label-cell-address="Sheet1.O6:Sheet1.O6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Sheet1.L6:Sheet1.L6</svg:desc>
                </draw:g>
              </table:table-cell>
              <table:table-cell office:value-type="string">
                <text:p>volume</text:p>
                <draw:g>
                  <svg:desc>Sheet1.O6:Sheet1.O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7:Sheet1.K42</svg:desc>
                </draw:g>
              </table:table-cell>
              <table:table-cell office:value-type="float" office:value="1.90050772">
                <text:p>1.90050772</text:p>
                <draw:g>
                  <svg:desc>Sheet1.L7:Sheet1.L42</svg:desc>
                </draw:g>
              </table:table-cell>
              <table:table-cell office:value-type="float" office:value="2.31762392">
                <text:p>2.31762392</text:p>
                <draw:g>
                  <svg:desc>Sheet1.O7:Sheet1.O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1254495">
                <text:p>1.81254495</text:p>
              </table:table-cell>
              <table:table-cell office:value-type="float" office:value="1.53542584">
                <text:p>1.535425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2877089">
                <text:p>1.72877089</text:p>
              </table:table-cell>
              <table:table-cell office:value-type="float" office:value="1.27469315">
                <text:p>1.274693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0990057">
                <text:p>1.30990057</text:p>
              </table:table-cell>
              <table:table-cell office:value-type="float" office:value="1.27469315">
                <text:p>1.274693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2219378">
                <text:p>1.2219378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6642691">
                <text:p>0.96642691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81997">
                <text:p>0.8281997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2348212">
                <text:p>0.72348212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685001">
                <text:p>0.5685001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1404696">
                <text:p>0.51404696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1404696">
                <text:p>0.51404696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7215993">
                <text:p>0.47215993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302729">
                <text:p>0.430272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0932938">
                <text:p>0.4093293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5800719">
                <text:p>0.1580071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4962979">
                <text:p>0.1496297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4125238">
                <text:p>0.1412523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5142797">
                <text:p>-0.05142797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16871166">
                <text:p>-0.16871166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23991961">
                <text:p>-0.23991961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55407235">
                <text:p>-0.55407235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0.59595938">
                <text:p>-0.59595938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0.63784641">
                <text:p>-0.63784641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72580918">
                <text:p>-0.72580918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7551301">
                <text:p>-0.7551301</text:p>
              </table:table-cell>
              <table:table-cell office:value-type="float" office:value="-0.55043568">
                <text:p>-0.550435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7551301">
                <text:p>-0.7551301</text:p>
              </table:table-cell>
              <table:table-cell office:value-type="float" office:value="-0.81116837">
                <text:p>-0.81116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6769621">
                <text:p>-0.76769621</text:p>
              </table:table-cell>
              <table:table-cell office:value-type="float" office:value="-1.07190106">
                <text:p>-1.0719010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1.26615189">
                <text:p>-1.26615189</text:p>
              </table:table-cell>
              <table:table-cell office:value-type="float" office:value="-1.33263375">
                <text:p>-1.332633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1.30803892">
                <text:p>-1.30803892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1.52166278">
                <text:p>-1.52166278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1.52166278">
                <text:p>-1.52166278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1.78973979">
                <text:p>-1.78973979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2.10389253">
                <text:p>-2.10389253</text:p>
              </table:table-cell>
              <table:table-cell office:value-type="float" office:value="-1.85409913">
                <text:p>-1.85409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